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20d4" officeooo:paragraph-rsid="001020d4"/>
    </style:style>
    <style:style style:name="P2" style:family="paragraph" style:parent-style-name="Standard">
      <style:text-properties officeooo:rsid="0010fd1c" officeooo:paragraph-rsid="0010fd1c"/>
    </style:style>
    <style:style style:name="P3" style:family="paragraph" style:parent-style-name="Standard">
      <style:text-properties fo:font-size="14pt" officeooo:rsid="001020d4" officeooo:paragraph-rsid="001020d4" style:font-size-asian="14pt" style:font-size-complex="14pt"/>
    </style:style>
    <style:style style:name="P4" style:family="paragraph" style:parent-style-name="Standard">
      <style:text-properties fo:font-size="14pt" officeooo:rsid="00122f1d" officeooo:paragraph-rsid="00122f1d" style:font-size-asian="14pt" style:font-size-complex="14pt"/>
    </style:style>
    <style:style style:name="P5" style:family="paragraph" style:parent-style-name="Standard">
      <style:text-properties fo:font-size="13pt" officeooo:rsid="001020d4" officeooo:paragraph-rsid="001020d4" style:font-size-asian="13pt" style:font-size-complex="13pt"/>
    </style:style>
    <style:style style:name="P6" style:family="paragraph" style:parent-style-name="Standard">
      <style:text-properties officeooo:rsid="00122f1d" officeooo:paragraph-rsid="00122f1d"/>
    </style:style>
    <style:style style:name="P7" style:family="paragraph" style:parent-style-name="Standard">
      <style:text-properties officeooo:paragraph-rsid="00122f1d"/>
    </style:style>
    <style:style style:name="T1" style:family="text">
      <style:text-properties officeooo:rsid="0010fd1c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style:text-position="sub 58%" fo:font-size="14pt" officeooo:rsid="00142b6e" style:font-size-asian="14pt" style:font-size-complex="14pt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22f1d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style:text-position="0% 100%" fo:font-size="14pt" officeooo:rsid="00122f1d" style:font-size-asian="14pt" style:font-size-complex="14pt"/>
    </style:style>
    <style:style style:name="T9" style:family="text">
      <style:text-properties style:text-position="0% 100%" fo:font-size="14pt" officeooo:rsid="00126f89" style:font-size-asian="14pt" style:font-size-complex="14pt"/>
    </style:style>
    <style:style style:name="T10" style:family="text">
      <style:text-properties style:text-position="0% 100%" fo:font-size="14pt" officeooo:rsid="00142b6e" style:font-size-asian="14pt" style:font-size-complex="14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ài 2</text:p>
      <text:p text:style-name="P5"><text:span text:style-name="T1">2.1</text:span> Đổi tiền</text:p>
      <text:p text:style-name="P1">+ Bài toán yêu cầu số tờ tiền là ít nhất (tối ưu).</text:p>
      <text:p text:style-name="P1">+ Ta xây dựng hàm F(M) để tính số lượng tờ tiền ít nhất tạo thành M đơn vị tiền :<text:line-break/><text:tab/>F(0) = 0<text:line-break/><text:tab/>F(d) = 1 nếu <draw:frame draw:style-name="fr1" draw:name="Object1" text:anchor-type="as-char" svg:y="-0.1484in" svg:width="0.441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F(M) = <draw:frame draw:style-name="fr1" draw:name="Object2" text:anchor-type="as-char" svg:y="-0.152in" svg:width="1.3165in" svg:height="0.1992in" draw:z-index="1"><draw:object xlink:href="./Object 2" xlink:type="simple" xlink:show="embed" xlink:actuate="onLoad"/><draw:image xlink:href="./ObjectReplacements/Object 2" xlink:type="simple" xlink:show="embed" xlink:actuate="onLoad"/></draw:frame>với <draw:frame draw:style-name="fr1" draw:name="Object3" text:anchor-type="as-char" svg:y="-0.1484in" svg:width="0.4417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+ <text:span text:style-name="T1">QHĐ:</text:span></text:p>
      <text:p text:style-name="P1"><text:tab/><text:span text:style-name="T1">F[j] là bảng phương án tính số lượng tờ tiền ít nhất tạo thành j đơn vị tiền :</text:span></text:p>
      <text:p text:style-name="P1"><text:tab/><text:span text:style-name="T1">Cơ sở QHĐ:</text:span></text:p>
      <text:p text:style-name="P1"><text:tab/><text:tab/><text:span text:style-name="T1">F[d] = 1 với </text:span><text:span text:style-name="T1"><draw:frame draw:style-name="fr1" draw:name="Object4" text:anchor-type="as-char" svg:y="-0.1484in" svg:width="0.4417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"><text:tab/><text:span text:style-name="T1">Công thức tính : F[j] = min(F[j], F[j-d]+1) với </text:span><draw:frame draw:style-name="fr1" draw:name="Object5" text:anchor-type="as-char" svg:y="-0.1484in" svg:width="0.4417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><text:tab/><text:span text:style-name="T1">Kết quả F[M] ( = 0 nếu không thể tạo thành M đơn vị tiền )</text:span></text:p>
      <text:p text:style-name="P2">+ Độ phức tạp O(M*N)</text:p>
      <text:p text:style-name="P2"/>
      <text:p text:style-name="P2">2.2 Bố trí phòng họp</text:p>
      <text:p text:style-name="P2">+ <text:s/>Sắp xếp lại mảng lịch trình, đưa bài toán về dạng bài dãy con tăng dài nhất ta thấy</text:p>
      <text:p text:style-name="P2"><text:tab/>F[j] là số cuộc họp sẽ được phục vụ nếu cuộc họp cuối bắt đầu lúc a<text:span text:style-name="T2">j</text:span><text:span text:style-name="T5"> và kết thúc lúc b</text:span><text:span text:style-name="T2">j</text:span><text:span text:style-name="T5">.</text:span></text:p>
      <text:p text:style-name="P2"><text:span text:style-name="T5"><text:tab/></text:span><text:span text:style-name="T6">Cơ sở QHĐ : F[j] = 1 </text:span><text:span text:style-name="T6"><draw:frame draw:style-name="fr1" draw:name="Object8" text:anchor-type="as-char" svg:y="-0.1484in" svg:width="0.8661in" svg:height="0.189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"><text:span text:style-name="T5"><text:tab/>F[j] = min(</text:span><text:span text:style-name="T6">F[j], </text:span><text:span text:style-name="T5">F[i]+1) nếu </text:span><text:span text:style-name="T5"><draw:frame draw:style-name="fr1" draw:name="Object6" text:anchor-type="as-char" svg:y="-0.1484in" svg:width="1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với </text:span><text:span text:style-name="T6"><draw:frame draw:style-name="fr1" draw:name="Object7" text:anchor-type="as-char" svg:y="-0.1484in" svg:width="0.6083in" svg:height="0.1898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<text:span text:style-name="T5">Bài 3</text:span></text:p>
      <text:p text:style-name="P4"><text:span text:style-name="T5">3.2 BANHCHUNG</text:span></text:p>
      <text:p text:style-name="P7"><text:span text:style-name="T8">+ Tham khảo : </text:span><text:a xlink:type="simple" xlink:href="http://ntucoder.net/Problem/Details/5518" text:style-name="Internet_20_link" text:visited-style-name="Visited_20_Internet_20_Link"><text:span text:style-name="T8">http://ntucoder.net/Problem/Details/5518</text:span></text:a></text:p>
      <text:p text:style-name="P6"><text:span text:style-name="T7">+ Phát biểu lại bài toán :</text:span></text:p>
      <text:p text:style-name="P6"><text:span text:style-name="T7"><text:tab/>Cho N giá trị nguyên dương A</text:span><text:span text:style-name="T3">i</text:span><text:span text:style-name="T7">, tìm tổng lớn nhất </text:span><text:span text:style-name="T7"><draw:frame draw:style-name="fr1" draw:name="Object9" text:anchor-type="as-char" svg:y="-0.1484in" svg:width="0.47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7">với S là tổng </text:span><text:span text:style-name="T9">của</text:span><text:span text:style-name="T7"> 1 tổ hợp bất kỳ trong A và M là giá trị nguyên dương cho trước.</text:span></text:p>
      <text:p text:style-name="P6"><text:span text:style-name="T7">+ <text:s/></text:span><text:span text:style-name="T10">Dễ thấy đây là 1 bài toán QHĐ tìm cách tạo thành 1 tổng M. Tuy nhiên bài toán này chỉ cho phép sử dụng 1 lần A</text:span><text:span text:style-name="T4">i</text:span><text:span text:style-name="T10"> mỗi loại nên cần thay đổi lại cách cài đặt sao cho mỗi giá trị A</text:span><text:span text:style-name="T4">i</text:span><text:span text:style-name="T10"> chỉ xuất được sử dụng tối đa 1 lần với mỗi tổng được tạo thành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20:02:29.384000000</meta:creation-date>
    <dc:date>2020-05-14T21:49:08.037000000</dc:date>
    <meta:editing-duration>PT1H14M46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9" meta:page-count="1" meta:paragraph-count="23" meta:word-count="275" meta:character-count="1148" meta:non-whitespace-character-count="875"/>
  </office:meta>
</office:document-meta>
</file>

<file path=Object 1/content.xml><?xml version="1.0" encoding="utf-8"?>
<math xmlns="http://www.w3.org/1998/Math/MathML" display="block">
  <semantics>
    <mrow>
      <mi>d</mi>
      <mo stretchy="false">∈</mo>
      <mi>D</mi>
    </mrow>
    <annotation encoding="StarMath 5.0">d in D</annotation>
  </semantics>
</math>
</file>

<file path=Object 2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F</mi>
            <mrow>
              <mrow>
                <mo fence="true" stretchy="false">(</mo>
                <mrow>
                  <mrow>
                    <mi>M</mi>
                    <mo stretchy="false">−</mo>
                    <mi>d</mi>
                  </mrow>
                </mrow>
                <mo fence="true" stretchy="false">)</mo>
              </mrow>
              <mo stretchy="false">+</mo>
              <mn>1</mn>
            </mrow>
          </mrow>
        </mrow>
        <mo fence="true" stretchy="false">)</mo>
      </mrow>
    </mrow>
    <annotation encoding="StarMath 5.0">min( F(M-d)+1 ) </annotation>
  </semantics>
</math>
</file>

<file path=Object 3/content.xml><?xml version="1.0" encoding="utf-8"?>
<math xmlns="http://www.w3.org/1998/Math/MathML" display="block">
  <semantics>
    <mrow>
      <mi>d</mi>
      <mo stretchy="false">∈</mo>
      <mi>D</mi>
    </mrow>
    <annotation encoding="StarMath 5.0">d in D</annotation>
  </semantics>
</math>
</file>

<file path=Object 4/content.xml><?xml version="1.0" encoding="utf-8"?>
<math xmlns="http://www.w3.org/1998/Math/MathML" display="block">
  <semantics>
    <mrow>
      <mi>d</mi>
      <mo stretchy="false">∈</mo>
      <mi>D</mi>
    </mrow>
    <annotation encoding="StarMath 5.0">d in D</annotation>
  </semantics>
</math>
</file>

<file path=Object 5/content.xml><?xml version="1.0" encoding="utf-8"?>
<math xmlns="http://www.w3.org/1998/Math/MathML" display="block">
  <semantics>
    <mrow>
      <mi>d</mi>
      <mo stretchy="false">∈</mo>
      <mi>D</mi>
    </mrow>
    <annotation encoding="StarMath 5.0">d in D</annotation>
  </semantics>
</math>
</file>

<file path=Object 6/content.xml><?xml version="1.0" encoding="utf-8"?>
<math xmlns="http://www.w3.org/1998/Math/MathML" display="block">
  <semantics>
    <mrow>
      <msub>
        <mi>a</mi>
        <mi>i</mi>
      </msub>
      <mo stretchy="false">≤</mo>
      <msub>
        <mi>b</mi>
        <mi>i</mi>
      </msub>
      <mo stretchy="false">≤</mo>
      <msub>
        <mi>a</mi>
        <mi>j</mi>
      </msub>
      <mo stretchy="false">≤</mo>
      <msub>
        <mi>b</mi>
        <mi>j</mi>
      </msub>
    </mrow>
    <annotation encoding="StarMath 5.0">a_i &lt;= b_i &lt;= a_j&lt;=b_j</annotation>
  </semantics>
</math>
</file>

<file path=Object 7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,</mi>
            <mi>j</mi>
          </mrow>
        </mrow>
        <mo fence="true" stretchy="false">]</mo>
      </mrow>
    </mrow>
    <annotation encoding="StarMath 5.0">i in [ 1, j ]</annotation>
  </semantics>
</math>
</file>

<file path=Object 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stretchy="false">[</mo>
          <mrow>
            <mrow>
              <mn>1</mn>
              <mi>,</mi>
              <mi>N</mi>
            </mrow>
          </mrow>
          <mo fence="true" stretchy="false">]</mo>
        </mrow>
      </mrow>
    </mrow>
    <annotation encoding="StarMath 5.0">forall j in [ 1, N ]</annotation>
  </semantics>
</math>
</file>

<file path=Object 9/content.xml><?xml version="1.0" encoding="utf-8"?>
<math xmlns="http://www.w3.org/1998/Math/MathML" display="block">
  <semantics>
    <mrow>
      <mi>S</mi>
      <mo stretchy="false">≤</mo>
      <mi>M</mi>
    </mrow>
    <annotation encoding="StarMath 5.0">S &lt;= M</annotation>
  </semantics>
</math>
</file>